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aea79f" draw:fill="solid" draw:fill-color="#333333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4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3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61cm"/>
    </style:style>
    <style:style style:name="gr8" style:family="graphic" style:parent-style-name="standard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3cm"/>
    </style:style>
    <style:style style:name="gr10" style:family="graphic" style:parent-style-name="standard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666666" draw:fill="none" draw:fill-color="#ffffff" draw:auto-grow-height="true" draw:auto-grow-width="false" fo:max-height="0cm" fo:min-height="0.66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61cm"/>
    </style:style>
    <style:style style:name="gr13" style:family="graphic" style:parent-style-name="standard">
      <style:graphic-properties svg:stroke-color="#333333" draw:fill="solid" draw:fill-color="#ff0000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2cm"/>
    </style:style>
    <style:style style:name="gr15" style:family="graphic" style:parent-style-name="standard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05cm"/>
    </style:style>
    <style:style style:name="gr17" style:family="graphic" style:parent-style-name="objectwithoutfill">
      <style:graphic-properties svg:stroke-width="0.05cm" svg:stroke-color="#333333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svg:stroke-width="0.05cm" svg:stroke-color="#333333" draw:marker-start-width="0.275cm" draw:marker-end-width="0.275cm" draw:fill="none" draw:fill-color="#1c1c1c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color="#eeeeee" draw:fill="solid" draw:fill-color="#eeeee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24" style:family="graphic">
      <style:graphic-properties draw:stroke="none" svg:stroke-width="0.1cm" svg:stroke-color="#aea79f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gr25" style:family="graphic">
      <style:graphic-properties draw:stroke="none" svg:stroke-width="0.1cm" svg:stroke-color="#aea79f" draw:marker-start-width="0.35cm" draw:marker-end-width="0.35cm" draw:fill="solid" draw:fill-color="#333333" draw:textarea-horizontal-align="justify" draw:textarea-vertical-align="middle" draw:auto-grow-height="false" fo:padding-top="0.175cm" fo:padding-bottom="0.175cm" fo:padding-left="0.3cm" fo:padding-right="0.3cm"/>
    </style:style>
    <style:style style:name="gr26" style:family="graphic">
      <style:graphic-properties svg:stroke-width="0.05cm" svg:stroke-color="#333333" draw:marker-start-width="0.275cm" draw:marker-end-width="0.275cm" draw:fill="hatch" draw:fill-color="#eeeeee" draw:fill-hatch-name="Hatching_20_1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>
      <style:graphic-properties svg:stroke-color="#333333" draw:fill="solid" draw:fill-color="#ff0000" draw:textarea-horizontal-align="justify" draw:textarea-vertical-align="middle" draw:auto-grow-height="false"/>
    </style:style>
    <style:style style:name="gr28" style:family="graphic">
      <style:graphic-properties svg:stroke-width="0.05cm" svg:stroke-color="#333333" draw:marker-start-width="0.275cm" draw:marker-end-width="0.275cm" draw:fill="hatch" draw:fill-color="#ffffff" draw:fill-hatch-name="Hatching_20_3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29" style:family="graphic">
      <style:graphic-properties svg:stroke-color="#eeeeee" draw:fill="solid" draw:fill-color="#eeeeee" draw:textarea-vertical-align="middle" draw:auto-grow-height="false" fo:min-height="0.749cm" fo:min-width="0.499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c1c1c" style:font-name="Ubuntu Medium" fo:font-size="40pt" fo:font-weight="bold" style:font-size-asian="40pt" style:font-weight-asian="bold" style:font-size-complex="40pt" style:font-weight-complex="600"/>
    </style:style>
    <style:style style:name="P3" style:family="paragraph">
      <style:text-properties fo:color="#b2b2b2" style:font-name="Droid Sans" fo:font-weight="normal" style:font-weight-asian="normal" style:font-weight-complex="normal"/>
    </style:style>
    <style:style style:name="P4" style:family="paragraph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5" style:family="paragraph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color="#b2b2b2" style:font-name="Droid Sans" fo:font-size="18pt" fo:font-weight="normal" style:font-weight-asian="normal" style:font-weight-complex="normal"/>
    </style:style>
    <style:style style:name="P8" style:family="paragraph">
      <style:text-properties style:font-name="Droid Sans" fo:font-size="11pt" style:font-size-asian="11pt" style:font-size-complex="11pt"/>
    </style:style>
    <style:style style:name="P9" style:family="paragraph">
      <style:paragraph-properties fo:text-align="center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style:font-name="Droid Sans" fo:font-size="16pt" style:font-size-asian="16pt" style:font-size-complex="16pt"/>
    </style:style>
    <style:style style:name="P11" style:family="paragraph">
      <style:text-properties style:font-name="Droid San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2" style:family="paragraph">
      <style:text-properties style:font-name="Droid Sans" fo:font-size="12pt" style:font-size-asian="12pt" style:font-size-complex="12pt"/>
    </style:style>
    <style:style style:name="P13" style:family="paragraph">
      <style:paragraph-properties fo:text-align="center"/>
      <style:text-properties fo:color="#ff0000" style:font-name="Droid Sans" fo:font-size="12pt" style:font-size-asian="12pt" style:font-size-complex="12pt"/>
    </style:style>
    <style:style style:name="P14" style:family="paragraph">
      <style:paragraph-properties fo:text-align="center"/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P15" style:family="paragraph">
      <style:paragraph-properties fo:text-align="center"/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P16" style:family="paragraph">
      <style:text-properties style:font-name="Droid Sans" fo:font-size="16pt" style:text-underline-style="solid" style:text-underline-width="auto" style:text-underline-color="font-color" style:font-size-asian="16pt" style:font-size-complex="16pt"/>
    </style:style>
    <style:style style:name="P17" style:family="paragraph">
      <style:paragraph-properties fo:text-align="start"/>
    </style:style>
    <style:style style:name="P18" style:family="paragraph">
      <style:paragraph-properties fo:text-align="start"/>
      <style:text-properties fo:color="#dddddd" style:font-name="Droid Sans" fo:font-size="12pt" style:font-size-asian="12pt" style:font-size-complex="12pt"/>
    </style:style>
    <style:style style:name="P19" style:family="paragraph">
      <style:text-properties fo:font-size="18pt"/>
    </style:style>
    <style:style style:name="P20" style:family="paragraph">
      <style:text-properties fo:font-size="11pt"/>
    </style:style>
    <style:style style:name="P21" style:family="paragraph">
      <style:paragraph-properties fo:text-align="center"/>
      <style:text-properties fo:font-size="16pt"/>
    </style:style>
    <style:style style:name="P22" style:family="paragraph">
      <style:text-properties fo:font-size="14pt"/>
    </style:style>
    <style:style style:name="P23" style:family="paragraph">
      <style:text-properties fo:font-size="12pt"/>
    </style:style>
    <style:style style:name="P24" style:family="paragraph">
      <style:text-properties fo:font-size="16pt"/>
    </style:style>
    <style:style style:name="P25" style:family="paragraph">
      <style:paragraph-properties fo:text-align="start"/>
      <style:text-properties fo:font-size="12pt"/>
    </style:style>
    <style:style style:name="T1" style:family="text">
      <style:text-properties fo:color="#1c1c1c" style:font-name="DejaVu Sans" fo:font-size="40pt" fo:font-weight="bold" style:font-size-asian="40pt" style:font-weight-asian="bold" style:font-size-complex="40pt" style:font-weight-complex="600"/>
    </style:style>
    <style:style style:name="T2" style:family="text">
      <style:text-properties fo:color="#b2b2b2" style:font-name="Droid Sans" fo:font-weight="normal" style:font-weight-asian="normal" style:font-weight-complex="normal"/>
    </style:style>
    <style:style style:name="T3" style:family="text">
      <style:text-properties fo:color="#1c1c1c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Droid Sans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b2b2b2" style:font-name="Droid Sans" fo:font-size="18pt" fo:font-weight="normal" style:font-weight-asian="normal" style:font-weight-complex="normal"/>
    </style:style>
    <style:style style:name="T6" style:family="text">
      <style:text-properties style:font-name="Droid Sans" fo:font-size="12pt" style:font-size-asian="12pt" style:font-size-complex="12pt"/>
    </style:style>
    <style:style style:name="T7" style:family="text">
      <style:text-properties style:font-name="Droid Sans" fo:font-size="16pt" fo:font-weight="bold" style:font-size-asian="16pt" style:font-weight-asian="bold" style:font-size-complex="16pt" style:font-weight-complex="bold"/>
    </style:style>
    <style:style style:name="T8" style:family="text">
      <style:text-properties style:font-name="Droid Sans" fo:font-size="14pt" style:text-underline-style="solid" style:text-underline-width="auto" style:text-underline-color="font-color" style:font-size-asian="14pt" style:font-size-complex="14pt"/>
    </style:style>
    <style:style style:name="T9" style:family="text">
      <style:text-properties fo:color="#ff0000" style:font-name="Droid Sans" fo:font-size="10pt" style:font-size-asian="10pt" style:font-size-complex="10pt"/>
    </style:style>
    <style:style style:name="T10" style:family="text">
      <style:text-properties style:font-name="Droid Sans" fo:font-size="16pt" style:text-underline-style="none" fo:font-weight="bold" style:font-size-asian="16pt" style:font-weight-asian="bold" style:font-size-complex="16pt" style:font-weight-complex="bold"/>
    </style:style>
    <style:style style:name="T11" style:family="text">
      <style:text-properties fo:color="#999999" style:font-name="Droid Sans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dddddd" style:font-name="Droid Sans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8cm" svg:height="5.192cm" svg:x="0cm" svg:y="7.4cm">
          <draw:text-box>
            <text:p text:style-name="P1"><text:span text:style-name="T1">Soutenance de projet annuel</text:span></text:p>
            <text:p text:style-name="P1"><text:span text:style-name="T1">-</text:span></text:p>
            <text:p text:style-name="P1"><text:span text:style-name="T1">SmartLogge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11cm" svg:height="0.996cm" svg:x="0cm" svg:y="0.604cm">
          <draw:text-box>
            <text:p><text:span text:style-name="T2">Plan</text:span></text:p>
          </draw:text-box>
        </draw:frame>
        <draw:frame draw:style-name="gr6" draw:text-style-name="P4" draw:layer="layout" svg:width="20.4cm" svg:height="1.081cm" svg:x="1.6cm" svg:y="4.519cm">
          <draw:text-box>
            <text:p><text:span text:style-name="T3">1) Présentation du projet</text:span></text:p>
          </draw:text-box>
        </draw:frame>
        <draw:frame draw:style-name="gr6" draw:text-style-name="P4" draw:layer="layout" svg:width="20.4cm" svg:height="1.081cm" svg:x="1.6cm" svg:y="8.289cm">
          <draw:text-box>
            <text:p><text:span text:style-name="T3">2) L'aspect organisationnel</text:span></text:p>
          </draw:text-box>
        </draw:frame>
        <draw:frame draw:style-name="gr7" draw:text-style-name="P5" draw:layer="layout" svg:width="18.4cm" svg:height="0.911cm" svg:x="3.6cm" svg:y="9.408cm">
          <draw:text-box>
            <text:p><text:span text:style-name="T4">a) Budget projet et organisation</text:span></text:p>
          </draw:text-box>
        </draw:frame>
        <draw:frame draw:style-name="gr7" draw:text-style-name="P5" draw:layer="layout" svg:width="18.4cm" svg:height="0.911cm" svg:x="3.6cm" svg:y="10.378cm">
          <draw:text-box>
            <text:p><text:span text:style-name="T4">b) Engagements sur l'organisation et la qualité</text:span></text:p>
          </draw:text-box>
        </draw:frame>
        <draw:frame draw:style-name="gr6" draw:text-style-name="P4" draw:layer="layout" svg:width="20.4cm" svg:height="1.081cm" svg:x="1.6cm" svg:y="13.289cm">
          <draw:text-box>
            <text:p><text:span text:style-name="T3">3) Nos retours sur l'expérience SmartLogger</text:span></text:p>
          </draw:text-box>
        </draw:frame>
        <draw:frame draw:style-name="gr7" draw:text-style-name="P5" draw:layer="layout" svg:width="18.4cm" svg:height="0.911cm" svg:x="3.6cm" svg:y="14.408cm">
          <draw:text-box>
            <text:p><text:span text:style-name="T4">a) Alternatives de développement</text:span></text:p>
          </draw:text-box>
        </draw:frame>
        <draw:frame draw:style-name="gr7" draw:text-style-name="P5" draw:layer="layout" svg:width="18.4cm" svg:height="0.911cm" svg:x="3.6cm" svg:y="15.378cm">
          <draw:text-box>
            <text:p><text:span text:style-name="T4">b) Apports du projet</text:span></text:p>
          </draw:text-box>
        </draw:frame>
        <draw:frame draw:style-name="gr7" draw:text-style-name="P5" draw:layer="layout" svg:width="18.4cm" svg:height="0.911cm" svg:x="3.6cm" svg:y="11.289cm">
          <draw:text-box>
            <text:p><text:span text:style-name="T4">c) Difficultés rencontrées et solutions appliquées</text:span></text:p>
          </draw:text-box>
        </draw:frame>
        <draw:frame draw:style-name="gr7" draw:text-style-name="P5" draw:layer="layout" svg:width="18.4cm" svg:height="0.911cm" svg:x="3.6cm" svg:y="5.6cm">
          <draw:text-box>
            <text:p><text:span text:style-name="T4">a) Description succincte</text:span></text:p>
          </draw:text-box>
        </draw:frame>
        <draw:frame draw:style-name="gr7" draw:text-style-name="P5" draw:layer="layout" svg:width="18.4cm" svg:height="0.911cm" svg:x="3.6cm" svg:y="6.511cm">
          <draw:text-box>
            <text:p><text:span text:style-name="T4">b) Solution réalisé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custom-shape draw:style-name="gr8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cm" svg:height="0.996cm" svg:x="0cm" svg:y="0.604cm">
          <draw:text-box>
            <text:p><text:span text:style-name="T5">Présentation du projet</text:span></text:p>
          </draw:text-box>
        </draw:frame>
        <draw:frame draw:style-name="gr9" draw:text-style-name="P8" draw:layer="layout" svg:width="3.8cm" svg:height="1.243cm" svg:x="9.8cm" svg:y="6.653cm">
          <draw:text-box>
            <text:p><text:span text:style-name="T6">Envoi d'un log</text:span></text:p>
          </draw:text-box>
        </draw:frame>
        <draw:frame draw:style-name="gr7" draw:text-style-name="P9" draw:layer="layout" svg:width="5.2cm" svg:height="0.911cm" svg:x="4cm" svg:y="4.689cm">
          <draw:text-box>
            <text:p text:style-name="P1"><text:span text:style-name="T7">Applicatif</text:span></text:p>
          </draw:text-box>
        </draw:frame>
        <draw:custom-shape draw:style-name="gr10" draw:text-style-name="P10" draw:layer="layout" svg:width="9.2cm" svg:height="8.8cm" svg:x="14.8cm" svg:y="5.6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9.2cm" svg:height="0.911cm" svg:x="14.8cm" svg:y="4.689cm">
          <draw:text-box>
            <text:p text:style-name="P1"><text:span text:style-name="T7">SmartLogger</text:span></text:p>
          </draw:text-box>
        </draw:frame>
        <draw:frame draw:style-name="gr12" draw:text-style-name="P11" draw:layer="layout" svg:width="8.8cm" svg:height="1.411cm" svg:x="0.8cm" svg:y="2.8cm">
          <draw:text-box>
            <text:p><text:span text:style-name="T8">Schéma de fonctionnement</text:span></text:p>
          </draw:text-box>
        </draw:frame>
        <draw:custom-shape draw:style-name="gr13" draw:text-style-name="P1" draw:layer="layout" svg:width="4.999cm" svg:height="0.6cm" svg:x="9.401cm" svg:y="7.201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5cm" svg:height="0.6cm" svg:x="9.4cm" svg:y="13cm">
          <text:p/>
          <draw:enhanced-geometry svg:viewBox="0 0 21600 21600" draw:mirror-horizontal="true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2" draw:layer="layout" svg:width="4.6cm" svg:height="1.243cm" svg:x="9.8cm" svg:y="12.4cm">
          <draw:text-box>
            <text:p><text:span text:style-name="T6">Levée d'une alerte</text:span></text:p>
          </draw:text-box>
        </draw:frame>
        <draw:frame draw:style-name="gr14" draw:text-style-name="P13" draw:layer="layout" svg:width="3.4cm" svg:height="1.192cm" svg:x="10.4cm" svg:y="13.408cm">
          <draw:text-box>
            <text:p text:style-name="P1"><text:span text:style-name="T9">Mail, Slack</text:span></text:p>
          </draw:text-box>
        </draw:frame>
        <draw:custom-shape draw:style-name="gr15" draw:text-style-name="P10" draw:layer="layout" svg:width="4.8cm" svg:height="3.6cm" svg:x="4.2cm" svg:y="5.6cm">
          <text:p/>
          <draw:enhanced-geometry svg:viewBox="0 0 21600 21600" draw:type="rectangle" draw:enhanced-path="M 0 0 L 21600 0 21600 21600 0 21600 0 0 Z N"/>
        </draw:custom-shape>
        <draw:frame draw:style-name="gr16" draw:text-style-name="P14" draw:layer="layout" svg:width="3.8cm" svg:height="1.555cm" svg:x="5.6cm" svg:y="13.645cm">
          <draw:text-box>
            <text:p text:style-name="P1"><text:span text:style-name="T10">Opérateur</text:span></text:p>
          </draw:text-box>
        </draw:frame>
        <draw:line draw:style-name="gr17" draw:text-style-name="P1" draw:layer="layout" svg:x1="7.6cm" svg:y1="12.607cm" svg:x2="7cm" svg:y2="13.407cm">
          <text:p/>
        </draw:line>
        <draw:line draw:style-name="gr17" draw:text-style-name="P1" draw:layer="layout" svg:x1="7.6cm" svg:y1="12.607cm" svg:x2="8.2cm" svg:y2="13.407cm">
          <text:p/>
        </draw:line>
        <draw:line draw:style-name="gr17" draw:text-style-name="P1" draw:layer="layout" svg:x1="7.6cm" svg:y1="12.607cm" svg:x2="7.6cm" svg:y2="11.407cm">
          <text:p/>
        </draw:line>
        <draw:custom-shape draw:style-name="gr18" draw:text-style-name="P1" draw:layer="layout" svg:width="0.8cm" svg:height="0.8cm" svg:x="7.2cm" svg:y="10.6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" draw:layer="layout" svg:x1="8.4cm" svg:y1="12.007cm" svg:x2="6.8cm" svg:y2="12.007cm">
          <text:p/>
        </draw:line>
        <draw:custom-shape draw:style-name="gr19" draw:text-style-name="P1" draw:layer="layout" svg:width="4.4cm" svg:height="4.4cm" svg:x="16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19" draw:text-style-name="P1" draw:layer="layout" svg:width="4.4cm" svg:height="4.4cm" svg:x="17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0" draw:text-style-name="P15" draw:layer="layout" svg:width="4.4cm" svg:height="1.111cm" svg:x="15.6cm" svg:y="12.6cm">
          <draw:text-box>
            <text:p text:style-name="P1"><text:span text:style-name="T11">Analyse</text:span></text:p>
          </draw:text-box>
        </draw:frame>
        <draw:frame draw:style-name="gr21" draw:text-style-name="P15" draw:layer="layout" svg:width="5.4cm" svg:height="1.6cm" svg:x="18.8cm" svg:y="6.6cm">
          <draw:text-box>
            <text:p text:style-name="P1"><text:span text:style-name="T11">Apprentissage</text:span></text:p>
          </draw:text-box>
        </draw:frame>
        <draw:frame draw:style-name="gr9" draw:text-style-name="P12" draw:layer="layout" svg:width="23.8cm" svg:height="1.243cm" svg:x="1.4cm" svg:y="17.8cm">
          <draw:text-box>
            <text:p><text:span text:style-name="T6">Alerter l'utilisateur sur des données en provenance d'applicatifs défectueux, dans l'optique de faciliter leurs correctifs</text:span></text:p>
          </draw:text-box>
        </draw:frame>
        <draw:frame draw:style-name="gr22" draw:text-style-name="P16" draw:layer="layout" svg:width="9.8cm" svg:height="1.571cm" svg:x="1cm" svg:y="16.629cm">
          <draw:text-box>
            <text:p><text:span text:style-name="T8">En une phrase, SmartLogger doit...</text:span></text:p>
          </draw:text-box>
        </draw:frame>
        <draw:frame draw:style-name="gr23" draw:text-style-name="P18" draw:layer="layout" svg:width="28cm" svg:height="0.747cm" svg:x="0cm" svg:y="1.601cm">
          <draw:text-box>
            <text:p text:style-name="P17"><text:span text:style-name="T12">Description succincte</text:span></text:p>
          </draw:text-box>
        </draw:frame>
        <draw:frame draw:style-name="gr9" draw:text-style-name="P8" draw:layer="layout" svg:width="3.8cm" svg:height="1.243cm" svg:x="9.8cm" svg:y="10.6cm">
          <draw:text-box>
            <text:p><text:span text:style-name="T6">Interactions</text:span></text:p>
          </draw:text-box>
        </draw:frame>
        <draw:custom-shape draw:style-name="gr13" draw:text-style-name="P1" draw:layer="layout" svg:width="4.999cm" svg:height="0.6cm" svg:x="9.401cm" svg:y="11.148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custom-shape draw:style-name="gr24" draw:text-style-name="P1" draw:layer="Layout" svg:width="28cm" svg:height="0.947cm" svg:x="0cm" svg:y="1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8cm" svg:height="0.8cm" svg:x="0cm" svg:y="20.4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28cm" svg:height="1.6cm" svg:x="0cm" svg:y="0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1cm" svg:height="0.996cm" svg:x="0cm" svg:y="0.604cm">
          <draw:text-box>
            <text:p text:style-name="P19"><text:span text:style-name="T5">Présentation du projet</text:span></text:p>
          </draw:text-box>
        </draw:frame>
        <draw:frame draw:style-name="gr9" draw:text-style-name="P8" draw:layer="layout" svg:width="3.8cm" svg:height="1.243cm" svg:x="5.6cm" svg:y="6.757cm">
          <draw:text-box>
            <text:p text:style-name="P20"><text:span text:style-name="T6">Envoi d'un log</text:span></text:p>
          </draw:text-box>
        </draw:frame>
        <draw:frame draw:style-name="gr7" draw:text-style-name="P9" draw:layer="layout" svg:width="5.2cm" svg:height="0.911cm" svg:x="0.6cm" svg:y="4.8cm">
          <draw:text-box>
            <text:p text:style-name="P21"><text:span text:style-name="T7">Applicatif</text:span></text:p>
          </draw:text-box>
        </draw:frame>
        <draw:custom-shape draw:style-name="gr26" draw:text-style-name="P10" draw:layer="Layout" svg:width="9.2cm" svg:height="8.8cm" svg:x="9.503cm" svg:y="5.6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9.2cm" svg:height="0.911cm" svg:x="9.8cm" svg:y="4.689cm">
          <draw:text-box>
            <text:p text:style-name="P21"><text:span text:style-name="T7">SmartLogger</text:span></text:p>
          </draw:text-box>
        </draw:frame>
        <draw:frame draw:style-name="gr12" draw:text-style-name="P11" draw:layer="layout" svg:width="8.8cm" svg:height="1.411cm" svg:x="0.8cm" svg:y="2.8cm">
          <draw:text-box>
            <text:p text:style-name="P22"><text:span text:style-name="T8">Schéma de fonctionnement</text:span></text:p>
          </draw:text-box>
        </draw:frame>
        <draw:custom-shape draw:style-name="gr27" draw:text-style-name="P1" draw:layer="Layout" svg:width="3.199cm" svg:height="0.6cm" svg:x="6.001cm" svg:y="7.312cm">
          <text:p/>
          <draw:enhanced-geometry svg:viewBox="0 0 21600 21600" draw:text-areas="0 ?f0 ?f5 ?f2" draw:type="right-arrow" draw:modifiers="18406.3020754431 5211.3144758735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0" draw:layer="Layout" svg:width="4.8cm" svg:height="3.6cm" svg:x="0.8cm" svg:y="5.71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4.4cm" svg:height="4.4cm" svg:x="11.4cm" svg:y="9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29" draw:text-style-name="P1" draw:layer="Layout" svg:width="4.4cm" svg:height="4.4cm" svg:x="12.8cm" svg:y="6.6cm">
          <text:p/>
          <draw:enhanced-geometry svg:viewBox="0 0 841 854" draw:mirror-horizontal="true" draw:mirror-vertical="true" draw:type="non-primitive" draw:enhanced-path="M 517 247 L 517 415 264 415 264 0 0 0 0 680 517 680 517 854 841 547 517 247 Z N"/>
        </draw:custom-shape>
        <draw:frame draw:style-name="gr20" draw:text-style-name="P15" draw:layer="layout" svg:width="4.4cm" svg:height="1.111cm" svg:x="10.6cm" svg:y="12.6cm">
          <draw:text-box>
            <text:p text:style-name="P21"><text:span text:style-name="T11">Analyse</text:span></text:p>
          </draw:text-box>
        </draw:frame>
        <draw:frame draw:style-name="gr21" draw:text-style-name="P15" draw:layer="layout" svg:width="5.4cm" svg:height="1.6cm" svg:x="13.8cm" svg:y="6.6cm">
          <draw:text-box>
            <text:p text:style-name="P21"><text:span text:style-name="T11">Apprentissage</text:span></text:p>
          </draw:text-box>
        </draw:frame>
        <draw:frame draw:style-name="gr9" draw:text-style-name="P12" draw:layer="layout" svg:width="23.8cm" svg:height="1.243cm" svg:x="1.4cm" svg:y="17.8cm">
          <draw:text-box>
            <text:p text:style-name="P23"><text:span text:style-name="T6">Alerter l'utilisateur sur des données en provenance d'applicatifs défectueux, dans l'optique de faciliter leurs correctifs</text:span></text:p>
          </draw:text-box>
        </draw:frame>
        <draw:frame draw:style-name="gr22" draw:text-style-name="P16" draw:layer="layout" svg:width="9.8cm" svg:height="1.571cm" svg:x="1cm" svg:y="16.629cm">
          <draw:text-box>
            <text:p text:style-name="P24"><text:span text:style-name="T8">En une phrase, SmartLogger doit...</text:span></text:p>
          </draw:text-box>
        </draw:frame>
        <draw:frame draw:style-name="gr23" draw:text-style-name="P18" draw:layer="layout" svg:width="28cm" svg:height="0.747cm" svg:x="0cm" svg:y="1.601cm">
          <draw:text-box>
            <text:p text:style-name="P25"><text:span text:style-name="T12">Solution réalisée</text:span></text:p>
          </draw:text-box>
        </draw:frame>
        <draw:custom-shape draw:style-name="gr15" draw:text-style-name="P10" draw:layer="layout" svg:width="4.8cm" svg:height="3.6cm" svg:x="22.2cm" svg:y="5.6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 Medium" svg:font-family="'Ubuntu Medium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roid Sans" svg:font-family="'Droid Sans'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hatch draw:name="Hatching_20_1" draw:display-name="Hatching 1" draw:style="double" draw:color="#eeeeee" draw:distance="0.1cm" draw:rotation="900"/>
    <draw:hatch draw:name="Hatching_20_3" draw:display-name="Hatching 3" draw:style="double" draw:color="#dddddd" draw:distance="0.1cm" draw:rotation="90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6T11:12:55.694309723</meta:creation-date>
    <dc:date>2017-05-19T13:14:20.139336061</dc:date>
    <meta:editing-duration>PT6H41M9S</meta:editing-duration>
    <meta:editing-cycles>158</meta:editing-cycles>
    <meta:generator>LibreOffice/4.2.8.2$Linux_X86_64 LibreOffice_project/420m0$Build-2</meta:generator>
    <meta:document-statistic meta:object-count="93"/>
  </office:meta>
</office:document-meta>
</file>